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rite a function that reverses a string. The input string is given as an array of characters char[].</text:p>
      <text:p text:style-name="Text_20_body">Do not allocate extra space for another array, you must do this by modifying the input array in-place with O(1) extra memory.</text:p>
      <text:p text:style-name="Text_20_body">You may assume all the characters consist of printable ascii characters.</text:p>
      <text:p text:style-name="Text_20_body"><text:span text:style-name="Strong_20_Emphasis">Input Format</text:span></text:p>
      <text:p text:style-name="Text_20_body"><text:span text:style-name="Emphasis">Example 1</text:span> Input: ["h","e","l","l","o"] Output: ["o","l","l","e","h"]</text:p>
      <text:p text:style-name="Text_20_body"><text:span text:style-name="Emphasis">Example 2</text:span> Input: ["H","a","n","n","a","h"] Output: ["h","a","n","n","a","H"]</text:p>
      <text:p text:style-name="Text_20_body"><text:span text:style-name="Strong_20_Emphasis">Constraints</text:span></text:p>
      <text:p text:style-name="Text_20_body">Use O(1) extra memory</text:p>
      <text:p text:style-name="Text_20_body"><text:span text:style-name="Strong_20_Emphasis">Output Format</text:span></text:p>
      <text:p text:style-name="Text_20_body"><text:span text:style-name="Emphasis">Example 1</text:span> Input: ["h","e","l","l","o"] Output: ["o","l","l","e","h"]</text:p>
      <text:p text:style-name="Text_20_body"><text:span text:style-name="Emphasis">Example 2</text:span> Input: ["H","a","n","n","a","h"] Output: ["h","a","n","n","a","H"]</text:p>
      <text:p text:style-name="Standard"/>
      <text:p text:style-name="Standard"/>
      <text:p text:style-name="Standard">let arr = ['h', 'a', 'n', 'd', 's'];</text:p>
      <text:p text:style-name="Standard">let arr2 = ['h', 'a', 'n', 'd'];</text:p>
      <text:p text:style-name="Standard"/>
      <text:p text:style-name="Standard"/>
      <text:p text:style-name="Standard">function reverse(arr) {</text:p>
      <text:p text:style-name="Standard">let i = 0;</text:p>
      <text:p text:style-name="Standard">let j = arr.length - 1;</text:p>
      <text:p text:style-name="Standard">let middleOfArray = Math.floor(arr.length / 2);</text:p>
      <text:p text:style-name="Standard"/>
      <text:p text:style-name="Standard">while (i &lt; middleOfArray &amp;&amp; j &gt;= middleOfArray ) {</text:p>
      <text:p text:style-name="Standard"><text:s text:c="4"/>let rem = arr[i];</text:p>
      <text:p text:style-name="Standard"><text:s text:c="4"/>arr[i] = arr[j];</text:p>
      <text:p text:style-name="Standard"><text:s text:c="4"/>arr[j] = rem;</text:p>
      <text:p text:style-name="Standard"><text:s text:c="4"/>j--;</text:p>
      <text:p text:style-name="Standard"><text:s text:c="4"/>i++;</text:p>
      <text:p text:style-name="Standard"><text:s text:c="2"/>}</text:p>
      <text:p text:style-name="Standard"><text:s/></text:p>
      <text:p text:style-name="Standard"><text:s text:c="2"/>return arr;</text:p>
      <text:p text:style-name="Standard">}</text:p>
      <text:p text:style-name="Standard"/>
      <text:p text:style-name="Standard">console.log(reverse(arr2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17:29:15.720189906</meta:creation-date>
    <dc:date>2021-01-07T16:12:05.881143339</dc:date>
    <meta:editing-duration>P1DT20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46" meta:character-count="982" meta:non-whitespace-character-count="839"/>
  </office:meta>
</office:document-meta>
</file>